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language="ru" fo:country="RU" officeooo:rsid="001029e6" officeooo:paragraph-rsid="001029e6" style:font-size-asian="17.5pt" style:font-size-complex="20pt"/>
    </style:style>
    <style:style style:name="P2" style:family="paragraph" style:parent-style-name="Standard">
      <style:paragraph-properties fo:text-align="center" style:justify-single-word="false"/>
      <style:text-properties fo:font-size="20pt" fo:language="en" fo:country="US" officeooo:rsid="001029e6" officeooo:paragraph-rsid="001029e6" style:font-size-asian="17.5pt" style:font-size-complex="20pt"/>
    </style:style>
    <style:style style:name="P3" style:family="paragraph" style:parent-style-name="Standard">
      <style:paragraph-properties fo:text-align="start" style:justify-single-word="false"/>
      <style:text-properties fo:font-size="20pt" fo:language="en" fo:country="US" officeooo:rsid="001029e6" officeooo:paragraph-rsid="001029e6" style:font-size-asian="17.5pt" style:font-size-complex="2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ИНСТРУКЦИЯ ПОЛЬЗОВАТЕЛЯ</text:p>
      <text:p text:style-name="P2">DNAlerter</text:p>
      <text:p text:style-name="P2"/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16T19:01:38.138000000</meta:creation-date>
    <dc:date>2025-03-16T19:37:05.570000000</dc:date>
    <meta:editing-duration>PT25M12S</meta:editing-duration>
    <meta:editing-cycles>1</meta:editing-cycles>
    <meta:document-statistic meta:table-count="0" meta:image-count="0" meta:object-count="0" meta:page-count="1" meta:paragraph-count="2" meta:word-count="3" meta:character-count="32" meta:non-whitespace-character-count="31"/>
    <meta:generator>LibreOffice/24.8.5.2$Windows_X86_64 LibreOffice_project/fddf2685c70b461e7832239a0162a77216259f22</meta:generator>
  </office:meta>
</office:document-meta>
</file>